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875in" fo:margin-left="0.4972in" table:align="left"/>
    </style:style>
    <style:style style:name="Таблица2.A" style:family="table-column">
      <style:table-column-properties style:column-width="0.4375in"/>
    </style:style>
    <style:style style:name="Таблица2.B" style:family="table-column">
      <style:table-column-properties style:column-width="3.5in"/>
    </style:style>
    <style:style style:name="Таблица2.C" style:family="table-column">
      <style:table-column-properties style:column-width="1.9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d70e5f" officeooo:paragraph-rsid="006977f1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5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7" style:family="paragraph" style:parent-style-name="Text_20_body">
      <style:text-properties fo:language="ru" fo:country="RU" officeooo:rsid="0023e02e" officeooo:paragraph-rsid="0023e02e"/>
    </style:style>
    <style:style style:name="P18" style:family="paragraph" style:parent-style-name="Text_20_body">
      <style:text-properties fo:language="ru" fo:country="RU" officeooo:rsid="002bc252" officeooo:paragraph-rsid="002bc252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2" style:family="paragraph" style:parent-style-name="Table_20_Contents">
      <style:text-properties fo:language="ru" fo:country="RU" officeooo:rsid="00154200" officeooo:paragraph-rsid="00df8a71"/>
    </style:style>
    <style:style style:name="P23" style:family="paragraph" style:parent-style-name="Table_20_Contents">
      <style:text-properties fo:language="ru" fo:country="RU" officeooo:paragraph-rsid="01083d58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 officeooo:rsid="0052f44b" officeooo:paragraph-rsid="01083d58"/>
    </style:style>
    <style:style style:name="P27" style:family="paragraph" style:parent-style-name="GOST_20_Main_20_Body">
      <style:text-properties fo:language="ru" fo:country="RU" officeooo:rsid="00e49172" officeooo:paragraph-rsid="00e750f6"/>
    </style:style>
    <style:style style:name="P28" style:family="paragraph" style:parent-style-name="GOST_20_Main_20_Body">
      <style:text-properties fo:language="ru" fo:country="RU" officeooo:paragraph-rsid="01083d58"/>
    </style:style>
    <style:style style:name="P29" style:family="paragraph" style:parent-style-name="GOST_20_Main_20_Body">
      <style:text-properties officeooo:rsid="00de68e8" officeooo:paragraph-rsid="00de68e8"/>
    </style:style>
    <style:style style:name="P30" style:family="paragraph" style:parent-style-name="GOST_20_Main_20_Body">
      <style:text-properties officeooo:rsid="00ffb674" officeooo:paragraph-rsid="00ffb674"/>
    </style:style>
    <style:style style:name="P31" style:family="paragraph" style:parent-style-name="GOST_20_Main_20_Body">
      <style:text-properties officeooo:rsid="0105bdc7" officeooo:paragraph-rsid="0105bdc7"/>
    </style:style>
    <style:style style:name="P32" style:family="paragraph" style:parent-style-name="GOST_20_TR_20_Heading_20_2" style:list-style-name="GOST_20_TR_20_main_20_body"/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GOST_20_TR_20_Heading_20_1" style:list-style-name="GOST_20_TR_20_main_20_body">
      <style:text-properties fo:language="ru" fo:country="RU" officeooo:rsid="00dab2f6" officeooo:paragraph-rsid="00dab2f6"/>
    </style:style>
    <style:style style:name="P36" style:family="paragraph" style:parent-style-name="GOST_20_TR_20_Heading_20_1">
      <style:paragraph-properties fo:break-before="page"/>
      <style:text-properties fo:language="ru" fo:country="RU"/>
    </style:style>
    <style:style style:name="P37" style:family="paragraph" style:parent-style-name="GOST_20_TR_20_Heading_20_1" style:list-style-name="GOST_20_TR_20_main_20_body">
      <style:paragraph-properties fo:break-before="page"/>
      <style:text-properties fo:language="ru" fo:country="RU" officeooo:rsid="00d8ebfb" officeooo:paragraph-rsid="00d8ebfb"/>
    </style:style>
    <style:style style:name="P38" style:family="paragraph" style:parent-style-name="GOST_20_TR_20_Heading_20_1" style:list-style-name="GOST_20_TR_20_main_20_body">
      <style:paragraph-properties fo:break-before="page"/>
      <style:text-properties fo:language="ru" fo:country="RU" officeooo:rsid="00dab2f6" officeooo:paragraph-rsid="00dab2f6"/>
    </style:style>
    <style:style style:name="P39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40" style:family="paragraph" style:parent-style-name="GOST_20_TR_20_Heading_20_1" style:list-style-name="GOST_20_TR_20_main_20_body" style:master-page-name="">
      <loext:graphic-properties draw:fill="none"/>
      <style:paragraph-properties fo:margin-left="0.5in" fo:margin-right="0in" fo:margin-top="0.1665in" fo:margin-bottom="0.0835in" loext:contextual-spacing="false" fo:text-indent="-0.25in" style:auto-text-indent="false" style:page-number="auto" fo:break-before="page" fo:background-color="transparent" fo:keep-with-next="always"/>
      <style:text-properties fo:language="ru" fo:country="RU" officeooo:rsid="00dab2f6" officeooo:paragraph-rsid="00dab2f6"/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GOST_20_Main_20_Body" style:list-style-name="GOST_20_TR_20_main_20_body">
      <style:text-properties officeooo:rsid="00dab2f6" officeooo:paragraph-rsid="00dab2f6"/>
    </style:style>
    <style:style style:name="P43" style:family="paragraph" style:parent-style-name="GOST_20_Main_20_Body" style:list-style-name="GOST_20_TR_20_main_20_body">
      <style:text-properties officeooo:rsid="00de68e8" officeooo:paragraph-rsid="00de68e8"/>
    </style:style>
    <style:style style:name="P44" style:family="paragraph" style:parent-style-name="GOST_20_Main_20_Body" style:list-style-name="GOST_20_TR_20_main_20_body">
      <style:text-properties fo:language="ru" fo:country="RU" officeooo:paragraph-rsid="00df8a71"/>
    </style:style>
    <style:style style:name="P45" style:family="paragraph" style:parent-style-name="GOST_20_Main_20_Body" style:list-style-name="L1">
      <style:text-properties fo:language="ru" fo:country="RU" officeooo:paragraph-rsid="00df8a71"/>
    </style:style>
    <style:style style:name="P46" style:family="paragraph" style:parent-style-name="GOST_20_Main_20_Body" style:list-style-name="GOST_20_TR_20_main_20_body">
      <style:text-properties fo:language="ru" fo:country="RU" officeooo:rsid="00dab2f6"/>
    </style:style>
    <style:style style:name="P47" style:family="paragraph" style:parent-style-name="GOST_20_Main_20_Body" style:list-style-name="GOST_20_TR_20_main_20_body">
      <style:text-properties fo:language="ru" fo:country="RU" officeooo:rsid="00de68e8" officeooo:paragraph-rsid="00e1d33a"/>
    </style:style>
    <style:style style:name="P48" style:family="paragraph" style:parent-style-name="GOST_20_Main_20_Body" style:list-style-name="GOST_20_TR_20_main_20_body">
      <style:text-properties fo:language="ru" fo:country="RU" officeooo:rsid="00e2fb0f" officeooo:paragraph-rsid="00e2fb0f"/>
    </style:style>
    <style:style style:name="P49" style:family="paragraph" style:parent-style-name="GOST_20_Main_20_Body" style:list-style-name="GOST_20_TR_20_main_20_body">
      <style:text-properties fo:language="ru" fo:country="RU" officeooo:rsid="00e49172" officeooo:paragraph-rsid="00e750f6"/>
    </style:style>
    <style:style style:name="P50" style:family="paragraph" style:parent-style-name="GOST_20_Main_20_Body" style:list-style-name="GOST_20_TR_20_main_20_body">
      <style:text-properties fo:language="ru" fo:country="RU" officeooo:rsid="0052f44b" officeooo:paragraph-rsid="01083d58"/>
    </style:style>
    <style:style style:name="P5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2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3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4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5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56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57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58" style:family="paragraph" style:parent-style-name="GOST_20_Main_20_Body" style:list-style-name="GOST_20_TR_20_main_20_body">
      <style:text-properties fo:language="ru" fo:country="RU" officeooo:rsid="0084ab51" officeooo:paragraph-rsid="01224eb0"/>
    </style:style>
    <style:style style:name="P59" style:family="paragraph" style:parent-style-name="GOST_20_Main_20_Body" style:list-style-name="GOST_20_TR_20_main_20_body">
      <style:text-properties officeooo:rsid="00eb2cbb" officeooo:paragraph-rsid="00eb2cbb"/>
    </style:style>
    <style:style style:name="P60" style:family="paragraph" style:parent-style-name="GOST_20_Main_20_Body" style:list-style-name="GOST_20_TR_20_bullets">
      <style:text-properties officeooo:rsid="00eb97eb" officeooo:paragraph-rsid="00eb97eb"/>
    </style:style>
    <style:style style:name="P61" style:family="paragraph" style:parent-style-name="GOST_20_Main_20_Body" style:list-style-name="GOST_20_TR_20_bullets">
      <style:text-properties officeooo:rsid="00ec48be" officeooo:paragraph-rsid="00ec48be"/>
    </style:style>
    <style:style style:name="P62" style:family="paragraph" style:parent-style-name="GOST_20_Main_20_Body" style:list-style-name="GOST_20_TR_20_bullets">
      <style:text-properties officeooo:rsid="00edbe8c" officeooo:paragraph-rsid="00edbe8c"/>
    </style:style>
    <style:style style:name="P63" style:family="paragraph" style:parent-style-name="GOST_20_Main_20_Body" style:list-style-name="GOST_20_TR_20_main_20_body">
      <style:text-properties officeooo:rsid="00ef4d89" officeooo:paragraph-rsid="00ef4d89"/>
    </style:style>
    <style:style style:name="P64" style:family="paragraph" style:parent-style-name="GOST_20_Main_20_Body" style:list-style-name="GOST_20_TR_20_main_20_body">
      <style:text-properties officeooo:rsid="00f2a0f3" officeooo:paragraph-rsid="00f2a0f3"/>
    </style:style>
    <style:style style:name="P65" style:family="paragraph" style:parent-style-name="GOST_20_Main_20_Body" style:list-style-name="GOST_20_TR_20_main_20_body">
      <style:text-properties officeooo:rsid="00f2f421" officeooo:paragraph-rsid="00f2f421"/>
    </style:style>
    <style:style style:name="P66" style:family="paragraph" style:parent-style-name="GOST_20_Main_20_Body" style:list-style-name="GOST_20_TR_20_main_20_body">
      <style:text-properties officeooo:rsid="00f3c23c" officeooo:paragraph-rsid="00f3c23c"/>
    </style:style>
    <style:style style:name="P67" style:family="paragraph" style:parent-style-name="GOST_20_Main_20_Body" style:list-style-name="GOST_20_TR_20_main_20_body">
      <style:text-properties officeooo:rsid="00f3c5eb" officeooo:paragraph-rsid="00f3c5eb"/>
    </style:style>
    <style:style style:name="P68" style:family="paragraph" style:parent-style-name="GOST_20_Main_20_Body" style:list-style-name="GOST_20_TR_20_bullets">
      <style:text-properties officeooo:rsid="00f3c5eb" officeooo:paragraph-rsid="00f3c5eb"/>
    </style:style>
    <style:style style:name="P69" style:family="paragraph" style:parent-style-name="GOST_20_Main_20_Body" style:list-style-name="GOST_20_TR_20_bullets">
      <style:text-properties officeooo:rsid="00f4c73e" officeooo:paragraph-rsid="00f4c73e"/>
    </style:style>
    <style:style style:name="P70" style:family="paragraph" style:parent-style-name="GOST_20_Main_20_Body" style:list-style-name="GOST_20_TR_20_bullets">
      <style:text-properties officeooo:rsid="00f63988" officeooo:paragraph-rsid="00f63988"/>
    </style:style>
    <style:style style:name="P71" style:family="paragraph" style:parent-style-name="GOST_20_Main_20_Body" style:list-style-name="GOST_20_TR_20_bullets">
      <style:text-properties officeooo:rsid="00f7608f" officeooo:paragraph-rsid="00f7608f"/>
    </style:style>
    <style:style style:name="P72" style:family="paragraph" style:parent-style-name="GOST_20_Main_20_Body" style:list-style-name="GOST_20_TR_20_bullets">
      <style:text-properties officeooo:rsid="00f786a8" officeooo:paragraph-rsid="00f786a8"/>
    </style:style>
    <style:style style:name="P73" style:family="paragraph" style:parent-style-name="GOST_20_Main_20_Body" style:list-style-name="GOST_20_TR_20_main_20_body">
      <style:text-properties officeooo:rsid="00f8a1e9" officeooo:paragraph-rsid="00f8a1e9"/>
    </style:style>
    <style:style style:name="P74" style:family="paragraph" style:parent-style-name="GOST_20_Main_20_Body" style:list-style-name="GOST_20_TR_20_main_20_body">
      <style:text-properties officeooo:rsid="00fd0456" officeooo:paragraph-rsid="00fd0456"/>
    </style:style>
    <style:style style:name="P75" style:family="paragraph" style:parent-style-name="GOST_20_Main_20_Body" style:list-style-name="GOST_20_TR_20_bullets">
      <style:text-properties officeooo:rsid="00fd0456" officeooo:paragraph-rsid="00fd0456"/>
    </style:style>
    <style:style style:name="P76" style:family="paragraph" style:parent-style-name="GOST_20_Main_20_Body" style:list-style-name="GOST_20_TR_20_main_20_body">
      <style:text-properties officeooo:rsid="00fddb56" officeooo:paragraph-rsid="00fddb56"/>
    </style:style>
    <style:style style:name="P77" style:family="paragraph" style:parent-style-name="GOST_20_Main_20_Body" style:list-style-name="GOST_20_TR_20_main_20_body">
      <style:text-properties officeooo:rsid="00fe156f" officeooo:paragraph-rsid="00fe156f"/>
    </style:style>
    <style:style style:name="P78" style:family="paragraph" style:parent-style-name="GOST_20_Main_20_Body" style:list-style-name="GOST_20_TR_20_main_20_body">
      <style:text-properties officeooo:rsid="00ffb674" officeooo:paragraph-rsid="00ffb674"/>
    </style:style>
    <style:style style:name="P79" style:family="paragraph" style:parent-style-name="GOST_20_Main_20_Body" style:list-style-name="GOST_20_TR_20_main_20_body">
      <style:text-properties officeooo:rsid="01010adf" officeooo:paragraph-rsid="01010adf"/>
    </style:style>
    <style:style style:name="P80" style:family="paragraph" style:parent-style-name="GOST_20_Main_20_Body" style:list-style-name="GOST_20_TR_20_main_20_body">
      <style:text-properties officeooo:rsid="0105bdc7" officeooo:paragraph-rsid="0105bdc7"/>
    </style:style>
    <style:style style:name="P8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82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83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84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85" style:family="paragraph" style:parent-style-name="Text_20_body" style:list-style-name="GOST_20_TR_20_bullets">
      <style:text-properties fo:language="ru" fo:country="RU" officeooo:rsid="00d71e00" officeooo:paragraph-rsid="00d71e00"/>
    </style:style>
    <style:style style:name="T1" style:family="text">
      <style:text-properties officeooo:rsid="00154200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6d0049"/>
    </style:style>
    <style:style style:name="T4" style:family="text">
      <style:text-properties officeooo:rsid="006d705c"/>
    </style:style>
    <style:style style:name="T5" style:family="text">
      <style:text-properties officeooo:rsid="007818e1"/>
    </style:style>
    <style:style style:name="T6" style:family="text">
      <style:text-properties officeooo:rsid="00790e71"/>
    </style:style>
    <style:style style:name="T7" style:family="text">
      <style:text-properties officeooo:rsid="007e872c"/>
    </style:style>
    <style:style style:name="T8" style:family="text">
      <style:text-properties officeooo:rsid="00837f5c"/>
    </style:style>
    <style:style style:name="T9" style:family="text">
      <style:text-properties officeooo:rsid="0084ab51"/>
    </style:style>
    <style:style style:name="T10" style:family="text">
      <style:text-properties officeooo:rsid="0087469c"/>
    </style:style>
    <style:style style:name="T11" style:family="text">
      <style:text-properties officeooo:rsid="008c9e4a"/>
    </style:style>
    <style:style style:name="T12" style:family="text">
      <style:text-properties officeooo:rsid="008e2aae"/>
    </style:style>
    <style:style style:name="T13" style:family="text">
      <style:text-properties officeooo:rsid="00bd132f"/>
    </style:style>
    <style:style style:name="T14" style:family="text">
      <style:text-properties officeooo:rsid="00cb15fa"/>
    </style:style>
    <style:style style:name="T15" style:family="text">
      <style:text-properties officeooo:rsid="00cb99d2"/>
    </style:style>
    <style:style style:name="T16" style:family="text">
      <style:text-properties officeooo:rsid="00d86c2e"/>
    </style:style>
    <style:style style:name="T17" style:family="text">
      <style:text-properties officeooo:rsid="00d9223c"/>
    </style:style>
    <style:style style:name="T18" style:family="text">
      <style:text-properties officeooo:rsid="00db3e17"/>
    </style:style>
    <style:style style:name="T19" style:family="text">
      <style:text-properties officeooo:rsid="00b83375"/>
    </style:style>
    <style:style style:name="T20" style:family="text">
      <style:text-properties officeooo:rsid="00db4184"/>
    </style:style>
    <style:style style:name="T21" style:family="text">
      <style:text-properties officeooo:rsid="00e3a75f"/>
    </style:style>
    <style:style style:name="T22" style:family="text">
      <style:text-properties officeooo:rsid="00e5a326"/>
    </style:style>
    <style:style style:name="T23" style:family="text">
      <style:text-properties officeooo:rsid="00e750f6"/>
    </style:style>
    <style:style style:name="T24" style:family="text">
      <style:text-properties officeooo:rsid="00edbe8c"/>
    </style:style>
    <style:style style:name="T25" style:family="text">
      <style:text-properties officeooo:rsid="00ee2443"/>
    </style:style>
    <style:style style:name="T26" style:family="text">
      <style:text-properties officeooo:rsid="00ee6d30"/>
    </style:style>
    <style:style style:name="T27" style:family="text">
      <style:text-properties officeooo:rsid="00ee6e8c"/>
    </style:style>
    <style:style style:name="T28" style:family="text">
      <style:text-properties officeooo:rsid="00f11273"/>
    </style:style>
    <style:style style:name="T29" style:family="text">
      <style:text-properties officeooo:rsid="00f4c73e"/>
    </style:style>
    <style:style style:name="T30" style:family="text">
      <style:text-properties officeooo:rsid="00f7608f"/>
    </style:style>
    <style:style style:name="T31" style:family="text">
      <style:text-properties officeooo:rsid="00fbc905"/>
    </style:style>
    <style:style style:name="T32" style:family="text">
      <style:text-properties officeooo:rsid="00ff417a"/>
    </style:style>
    <style:style style:name="T33" style:family="text">
      <style:text-properties officeooo:rsid="0103bed2"/>
    </style:style>
    <style:style style:name="T34" style:family="text">
      <style:text-properties officeooo:rsid="010406b4"/>
    </style:style>
    <style:style style:name="T35" style:family="text">
      <style:text-properties officeooo:rsid="01083d58"/>
    </style:style>
    <style:style style:name="T36" style:family="text">
      <style:text-properties officeooo:rsid="010bf1ac"/>
    </style:style>
    <style:style style:name="T37" style:family="text">
      <style:text-properties officeooo:rsid="010fb79e"/>
    </style:style>
    <style:style style:name="T38" style:family="text">
      <style:text-properties officeooo:rsid="01142376"/>
    </style:style>
    <style:style style:name="T39" style:family="text">
      <style:text-properties officeooo:rsid="011730d4"/>
    </style:style>
    <style:style style:name="T40" style:family="text">
      <style:text-properties officeooo:rsid="01174be8"/>
    </style:style>
    <style:style style:name="T41" style:family="text">
      <style:text-properties officeooo:rsid="01180e40"/>
    </style:style>
    <style:style style:name="T42" style:family="text">
      <style:text-properties officeooo:rsid="011c04f0"/>
    </style:style>
    <style:style style:name="T43" style:family="text">
      <style:text-properties officeooo:rsid="011debd1"/>
    </style:style>
    <style:style style:name="T44" style:family="text">
      <style:text-properties officeooo:rsid="00818dc9"/>
    </style:style>
    <style:style style:name="T45" style:family="text">
      <style:text-properties officeooo:rsid="0120f80f"/>
    </style:style>
    <style:style style:name="T46" style:family="text">
      <style:text-properties officeooo:rsid="00eeb801"/>
    </style:style>
    <style:style style:name="T47" style:family="text">
      <style:text-properties officeooo:rsid="0125fbed"/>
    </style:style>
    <style:style style:name="T48" style:family="text">
      <style:text-properties officeooo:rsid="01268e2a"/>
    </style:style>
    <style:style style:name="T49" style:family="text">
      <style:text-properties officeooo:rsid="01283b14"/>
    </style:style>
    <style:style style:name="T50" style:family="text">
      <style:text-properties officeooo:rsid="0128aa6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10">«___»____________________ 20___г.</text:p>
          </table:table-cell>
          <table:table-cell table:style-name="Table1.A6" office:value-type="string">
            <text:p text:style-name="P11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<text:span text:style-name="T15">СОСТАВНУЮ ЧАСТЬ </text:span>ОПЫТНО-КОНСТРУКТОРСК<text:span text:style-name="T11">ОЙ</text:span> РАБОТ<text:span text:style-name="T11">Ы</text:span></text:p>
      <text:p text:style-name="P7"/>
      <text:p text:style-name="P4">ПО НОУТБУКА ОПЕРАТОРА</text:p>
      <text:p text:style-name="P3"/>
      <text:p text:style-name="P3">СЗ-1<text:span text:style-name="T12">-ПО-ОП</text:span>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Содержание</text:p>
          </text:index-title>
          <text:p text:style-name="P34"><text:a xlink:type="simple" xlink:href="#__RefHeading___Toc4037_4183935394" text:style-name="Index_20_Link" text:visited-style-name="Index_20_Link"><text:s/>1 Введение.<text:tab/>3</text:a></text:p>
          <text:p text:style-name="P34"><text:a xlink:type="simple" xlink:href="#__RefHeading___Toc4039_4183935394" text:style-name="Index_20_Link" text:visited-style-name="Index_20_Link"><text:s/>2 Основания для разработки.<text:tab/>4</text:a></text:p>
          <text:p text:style-name="P34"><text:a xlink:type="simple" xlink:href="#__RefHeading___Toc4041_4183935394" text:style-name="Index_20_Link" text:visited-style-name="Index_20_Link"><text:s/>3 Назначение разработки.<text:tab/>5</text:a></text:p>
          <text:p text:style-name="P34"><text:a xlink:type="simple" xlink:href="#__RefHeading___Toc4043_4183935394" text:style-name="Index_20_Link" text:visited-style-name="Index_20_Link"><text:s/>4 Требования к программному продукту.<text:tab/>6</text:a></text:p>
          <text:p text:style-name="P41"><text:a xlink:type="simple" xlink:href="#__RefHeading___Toc4045_4183935394" text:style-name="Index_20_Link" text:visited-style-name="Index_20_Link"><text:s/>4.1 Требования к функциональным характеристикам.<text:tab/>6</text:a></text:p>
          <text:p text:style-name="P41"><text:a xlink:type="simple" xlink:href="#__RefHeading___Toc4047_4183935394" text:style-name="Index_20_Link" text:visited-style-name="Index_20_Link"><text:s/>4.2 Требования к надёжности.<text:tab/>6</text:a></text:p>
          <text:p text:style-name="P41"><text:a xlink:type="simple" xlink:href="#__RefHeading___Toc4049_4183935394" text:style-name="Index_20_Link" text:visited-style-name="Index_20_Link"><text:s/>4.3 Условия эксплуатации.<text:tab/>6</text:a></text:p>
          <text:p text:style-name="P41"><text:a xlink:type="simple" xlink:href="#__RefHeading___Toc4051_4183935394" text:style-name="Index_20_Link" text:visited-style-name="Index_20_Link"><text:s/>4.4 Требования к составу и параметрам технических средств.<text:tab/>7</text:a></text:p>
          <text:p text:style-name="P41"><text:a xlink:type="simple" xlink:href="#__RefHeading___Toc4053_4183935394" text:style-name="Index_20_Link" text:visited-style-name="Index_20_Link"><text:s/>4.5 Требования к информационной и программной совместимости.<text:tab/>7</text:a></text:p>
          <text:p text:style-name="P41"><text:a xlink:type="simple" xlink:href="#__RefHeading___Toc4055_4183935394" text:style-name="Index_20_Link" text:visited-style-name="Index_20_Link"><text:s/>4.6 Требования к маркировке и упаковке.<text:tab/>8</text:a></text:p>
          <text:p text:style-name="P41"><text:a xlink:type="simple" xlink:href="#__RefHeading___Toc4057_4183935394" text:style-name="Index_20_Link" text:visited-style-name="Index_20_Link"><text:s/>4.7 Требование к транспортировке и хранению.<text:tab/>8</text:a></text:p>
          <text:p text:style-name="P41"><text:a xlink:type="simple" xlink:href="#__RefHeading___Toc4059_4183935394" text:style-name="Index_20_Link" text:visited-style-name="Index_20_Link"><text:s/>4.8 Специальные требования.<text:tab/>8</text:a></text:p>
          <text:p text:style-name="P34"><text:a xlink:type="simple" xlink:href="#__RefHeading___Toc4061_4183935394" text:style-name="Index_20_Link" text:visited-style-name="Index_20_Link"><text:s/>5 Требования к программной документации.<text:tab/>8</text:a></text:p>
          <text:p text:style-name="P34"><text:a xlink:type="simple" xlink:href="#__RefHeading___Toc4063_4183935394" text:style-name="Index_20_Link" text:visited-style-name="Index_20_Link"><text:s/>6 Технико-экономические показатели.<text:tab/>9</text:a></text:p>
          <text:p text:style-name="P34"><text:a xlink:type="simple" xlink:href="#__RefHeading___Toc4065_4183935394" text:style-name="Index_20_Link" text:visited-style-name="Index_20_Link"><text:s/>7 Стадии и этапы разработки.<text:tab/>10</text:a></text:p>
          <text:p text:style-name="P34"><text:a xlink:type="simple" xlink:href="#__RefHeading___Toc4067_4183935394" text:style-name="Index_20_Link" text:visited-style-name="Index_20_Link"><text:s/>8 Порядок контроля и приёмки.<text:tab/>11</text:a></text:p>
          <text:p text:style-name="P34"><text:a xlink:type="simple" xlink:href="#__RefHeading___Toc1024_1566413351" text:style-name="Index_20_Link" text:visited-style-name="Index_20_Link"><text:s/>9 Ссылочные документы.<text:tab/>12</text:a></text:p>
          <text:p text:style-name="P34"><text:a xlink:type="simple" xlink:href="#__RefHeading___Toc1026_1566413351" text:style-name="Index_20_Link" text:visited-style-name="Index_20_Link"><text:s/>10 Перечень сокращений.<text:tab/>13</text:a></text:p>
        </text:index-body>
      </text:table-of-content>
      <text:p text:style-name="GOST_20_Main_20_Body"/>
      <text:list xml:id="list6871620927777747664" text:style-name="GOST_20_TR_20_main_20_body">
        <text:list-item>
          <text:h text:style-name="P37" text:outline-level="1"><text:bookmark-start text:name="__RefHeading___Toc4037_4183935394"/>Введение<text:span text:style-name="T17">.</text:span><text:bookmark-end text:name="__RefHeading___Toc4037_4183935394"/></text:h>
          <text:list>
            <text:list-item>
              <text:p text:style-name="P42">Разрабатываемое программное обеспечение предназначено для использования на ноутбуке оператора в составе стратосферной исследовательской систем<text:span text:style-name="T38">ы</text:span> "Шмель".<text:span text:style-name="T18"> Наименование разрабатываемого ПО должно быть выбрано до завершения этапа рабочего проекта.</text:span></text:p>
            </text:list-item>
            <text:list-item>
              <text:p text:style-name="P43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</text:list>
        </text:list-item>
      </text:list>
      <text:p text:style-name="P29"/>
      <text:list xml:id="list191932041452798" text:continue-numbering="true" text:style-name="GOST_20_TR_20_main_20_body">
        <text:list-item>
          <text:h text:style-name="P38" text:outline-level="1"><text:bookmark-start text:name="__RefHeading___Toc4039_4183935394"/>Основания для разработки.<text:bookmark-end text:name="__RefHeading___Toc4039_4183935394"/></text:h>
          <text:list>
            <text:list-item>
              <text:p text:style-name="P44">Основания для проведения <text:span text:style-name="T19">СЧ </text:span>ОКР<text:span text:style-name="T3">.</text:span></text:p>
            </text:list-item>
          </text:list>
        </text:list-item>
      </text:list>
      <text:list xml:id="list8740884515751508957" text:style-name="L1">
        <text:list-item>
          <text:list>
            <text:list-item>
              <text:list>
                <text:list-item>
                  <text:p text:style-name="P45">положения конкурса "Воздушно-инженерная школа CanSat в России;</text:p>
                </text:list-item>
                <text:list-item>
                  <text:p text:style-name="P45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91931931434734" text:continue-list="list191932041452798" text:style-name="GOST_20_TR_20_main_20_body">
        <text:list-item>
          <text:list>
            <text:list-item>
              <text:p text:style-name="P44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4">Сроки выполнения <text:span text:style-name="T20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  <text:p text:style-name="P44">Таблица <text:sequence text:ref-name="reftable_id0" text:name="table_id" text:formula="ooow:table_id+1" style:num-format="1">1</text:sequence><text:span text:style-name="T1">. Этапы проведения СЧ ОКР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19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19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19</text:p>
          </table:table-cell>
        </table:table-row>
      </table:table>
      <text:list xml:id="list191932222703848" text:continue-numbering="true" text:style-name="GOST_20_TR_20_main_20_body">
        <text:list-header>
          <text:p text:style-name="P46"/>
        </text:list-header>
        <text:list-item>
          <text:h text:style-name="P38" text:outline-level="1"><text:bookmark-start text:name="__RefHeading___Toc4041_4183935394"/>Назначение разработки.<text:bookmark-end text:name="__RefHeading___Toc4041_4183935394"/></text:h>
          <text:list>
            <text:list-item>
              <text:p text:style-name="P47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  <text:list-item>
              <text:p text:style-name="P48">П<text:span text:style-name="T21">О</text:span> предназначено для использования оператором - участником команды "Спутникостроительный завод имени композитора Юрия Шостаковича".</text:p>
            </text:list-item>
            <text:list-item>
              <text:p text:style-name="P49">ПО предназначено для получения информация, передаваемой зондом при помощи сети iridium, от сервера-ретранслятора, <text:span text:style-name="T22">также </text:span>входящего в состав системы.<text:span text:style-name="T23"> Так же ПО позволяет передачу управляющих воздействий на борт стратосферного зонда при помощи системы Iridium.</text:span></text:p>
            </text:list-item>
          </text:list>
        </text:list-item>
      </text:list>
      <text:p text:style-name="P27"/>
      <text:list xml:id="list191931692387393" text:continue-numbering="true" text:style-name="GOST_20_TR_20_main_20_body">
        <text:list-item>
          <text:h text:style-name="P38" text:outline-level="1"><text:bookmark-start text:name="__RefHeading___Toc4043_4183935394"/>Требования к программному продукту.<text:bookmark-end text:name="__RefHeading___Toc4043_4183935394"/></text:h>
          <text:list>
            <text:list-item>
              <text:h text:style-name="P32" text:outline-level="2"><text:bookmark-start text:name="__RefHeading___Toc4045_4183935394"/>Требования к функциональным характеристикам.<text:bookmark-end text:name="__RefHeading___Toc4045_4183935394"/></text:h>
              <text:list>
                <text:list-item>
                  <text:p text:style-name="P59">Разрабатываемое ПО должно обеспечивать выполнение следующих функций:</text:p>
                </text:list-item>
              </text:list>
            </text:list-item>
          </text:list>
        </text:list-item>
      </text:list>
      <text:list xml:id="list809034303027893855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0">приём телеметрической информации, предоставляемой наземной станцией в составе системы;</text:p>
                    </text:list-item>
                    <text:list-item>
                      <text:p text:style-name="P61">приём телеметрической информации, предоставляемой сервером-ретранслятором в составе системы;</text:p>
                    </text:list-item>
                    <text:list-item>
                      <text:p text:style-name="P61">формирование и передача управляющих воздействий<text:span text:style-name="T24"> серверу-ретранслятору для последующей передачи на стратосферный зонд посредством сети Iridium;</text:span></text:p>
                    </text:list-item>
                    <text:list-item>
                      <text:p text:style-name="P62">Разбор и анализ поступающей телеметрии в реальном времени;</text:p>
                    </text:list-item>
                    <text:list-item>
                      <text:p text:style-name="P62">Накопление и архивирование поступающей телеметрии;</text:p>
                    </text:list-item>
                    <text:list-item>
                      <text:p text:style-name="P62">Отображение в графическом виде наиболее важных телеметрируемых параметров состояния аппарата оператору;</text:p>
                    </text:list-item>
                    <text:list-item>
                      <text:p text:style-name="P62"><text:span text:style-name="T26">Э</text:span>кспорт<text:span text:style-name="T26"> накопленных данных </text:span>в формате .csv файлов<text:span text:style-name="T2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931633864994" text:continue-list="list191931692387393" text:style-name="GOST_20_TR_20_main_20_body">
        <text:list-item>
          <text:list>
            <text:list-item>
              <text:h text:style-name="P32" text:outline-level="2"><text:bookmark-start text:name="__RefHeading___Toc4047_4183935394"/>Требования к <text:span text:style-name="T27">надёжности.</text:span><text:bookmark-end text:name="__RefHeading___Toc4047_4183935394"/></text:h>
              <text:list>
                <text:list-item>
                  <text:p text:style-name="P63"><text:span text:style-name="T28">Р</text:span>азрабатываемое программное обеспечение должно быть спроектировано таким образом, чтобы никакая ошибка или отказ не являлись причиной потери работоспособности системой в целом.</text:p>
                </text:list-item>
                <text:list-item>
                  <text:p text:style-name="P64">Подсистема накопления телеметрии должна быть спроектирована так, чтобы исключить возможность потери архива в целом из-за программной ошибки.</text:p>
                </text:list-item>
                <text:list-item>
                  <text:p text:style-name="P64">Восстановление полной работоспособности ПО после сбоя должно быть производимо в течение 20-ти секунд.</text:p>
                </text:list-item>
              </text:list>
            </text:list-item>
            <text:list-item>
              <text:h text:style-name="P32" text:outline-level="2"><text:bookmark-start text:name="__RefHeading___Toc4049_4183935394"/>Условия эксплуатации.<text:bookmark-end text:name="__RefHeading___Toc4049_4183935394"/></text:h>
              <text:list>
                <text:list-item>
                  <text:p text:style-name="P65">ПО должно быть <text:span text:style-name="T39">спроектировано</text:span> независимым от климатических условий эксплуатации.</text:p>
                </text:list-item>
                <text:list-item>
                  <text:p text:style-name="P66"><text:soft-page-break/><text:span text:style-name="T40">Максимальное </text:span>количество операторов, требуемых для <text:span text:style-name="T39">эксплуатации</text:span> ПО - два человека.</text:p>
                </text:list-item>
              </text:list>
            </text:list-item>
            <text:list-item>
              <text:h text:style-name="P32" text:outline-level="2"><text:bookmark-start text:name="__RefHeading___Toc4051_4183935394"/>Требования к составу и параметрам технических средств.<text:bookmark-end text:name="__RefHeading___Toc4051_4183935394"/></text:h>
              <text:list>
                <text:list-item>
                  <text:p text:style-name="P67">ПО устанавливается на ноутбук. Далее приведены характеристики ноутбука, при которых ПО должно работать корректно:</text:p>
                </text:list-item>
              </text:list>
            </text:list-item>
          </text:list>
        </text:list-item>
      </text:list>
      <text:list xml:id="list191931908531633" text:continue-list="list809034303027893855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Процессор: не хуже Intel(R) Core(TM) i3-6006U CPU @ 2.00GHz;</text:p>
                    </text:list-item>
                    <text:list-item>
                      <text:p text:style-name="P68">О<text:span text:style-name="T29">б</text:span>ъем оперативной памяти: не менее <text:span text:style-name="T47">4 гигабайт;</text:span></text:p>
                    </text:list-item>
                    <text:list-item>
                      <text:p text:style-name="P69">Объем персистентного накопителя: не менее 256 гигабайт;</text:p>
                    </text:list-item>
                    <text:list-item>
                      <text:p text:style-name="P69">Скорость доступа к персистентому накопителю - не менее <text:span text:style-name="T50">1</text:span>00мбит/с;</text:p>
                    </text:list-item>
                    <text:list-item>
                      <text:p text:style-name="P70">Разрешение экрана не менее 1920х1080<text:span text:style-name="T30"> пикселей;</text:span></text:p>
                    </text:list-item>
                    <text:list-item>
                      <text:p text:style-name="P71">Физический размер экрана не менее 14ти дюймов;</text:p>
                    </text:list-item>
                    <text:list-item>
                      <text:p text:style-name="P72">Наличие <text:span text:style-name="T41">интерфейса</text:span> Ethernet не хуже 1000Base-T (IEEE 802.3ab);</text:p>
                    </text:list-item>
                    <text:list-item>
                      <text:p text:style-name="P72">Наличие интерфейса Wireless Ethernet не хуже 802.11<text:span text:style-name="T49">n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91931227557504" text:continue-list="list191931633864994" text:style-name="GOST_20_TR_20_main_20_body">
        <text:list-item>
          <text:list>
            <text:list-item>
              <text:list>
                <text:list-item>
                  <text:p text:style-name="P73">Допускается создание распределенной системы с использованием нескольких ноутбуков для <text:span text:style-name="T31">обеспечения рабочего места для нескольких операторов одновременно</text:span></text:p>
                </text:list-item>
              </text:list>
            </text:list-item>
            <text:list-item>
              <text:h text:style-name="P32" text:outline-level="2"><text:bookmark-start text:name="__RefHeading___Toc4053_4183935394"/>Требования к информационной и программной совместимости.<text:bookmark-end text:name="__RefHeading___Toc4053_4183935394"/></text:h>
              <text:list>
                <text:list-item>
                  <text:p text:style-name="P74">Программное обеспечение должно быть выпущено на следующие программные платформы:</text:p>
                </text:list-item>
              </text:list>
            </text:list-item>
          </text:list>
        </text:list-item>
      </text:list>
      <text:list xml:id="list191931186960366" text:continue-list="list19193190853163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GNU/Linux Debian 9 (Stretch);</text:p>
                    </text:list-item>
                    <text:list-item>
                      <text:p text:style-name="P75">Microsoft Windows 10.</text:p>
                    </text:list-item>
                  </text:list>
                </text:list-item>
              </text:list>
            </text:list-item>
          </text:list>
        </text:list-item>
      </text:list>
      <text:list xml:id="list191931533550509" text:continue-list="list191931227557504" text:style-name="GOST_20_TR_20_main_20_body">
        <text:list-item>
          <text:list>
            <text:list-item>
              <text:list>
                <text:list-item>
                  <text:p text:style-name="P74">Приветствуется использование кроссплатформенных инструментов разработки.</text:p>
                </text:list-item>
              </text:list>
            </text:list-item>
            <text:list-item>
              <text:h text:style-name="P32" text:outline-level="2"><text:bookmark-start text:name="__RefHeading___Toc4055_4183935394"/><text:soft-page-break/>Требования к маркировке и упаковке.<text:bookmark-end text:name="__RefHeading___Toc4055_4183935394"/></text:h>
              <text:list>
                <text:list-item>
                  <text:p text:style-name="P76">Приветствуется использование установочных пакетов для распространения разработанного ПО.</text:p>
                </text:list-item>
              </text:list>
            </text:list-item>
            <text:list-item>
              <text:h text:style-name="P32" text:outline-level="2"><text:bookmark-start text:name="__RefHeading___Toc4057_4183935394"/>Требование к транспортировке и хранению.<text:bookmark-end text:name="__RefHeading___Toc4057_4183935394"/></text:h>
              <text:list>
                <text:list-item>
                  <text:p text:style-name="P76">Требования не предоставляются.</text:p>
                </text:list-item>
              </text:list>
            </text:list-item>
            <text:list-item>
              <text:h text:style-name="P32" text:outline-level="2"><text:bookmark-start text:name="__RefHeading___Toc4059_4183935394"/>Специальные требования.<text:bookmark-end text:name="__RefHeading___Toc4059_4183935394"/></text:h>
              <text:list>
                <text:list-item>
                  <text:p text:style-name="P77"><text:span text:style-name="T42">Т</text:span>ребования не предоставляют<text:span text:style-name="T32">ся.</text:span></text:p>
                </text:list-item>
              </text:list>
            </text:list-item>
          </text:list>
        </text:list-item>
        <text:list-item>
          <text:h text:style-name="P35" text:outline-level="1"><text:bookmark-start text:name="__RefHeading___Toc4061_4183935394"/>Требования к программной документации.<text:bookmark-end text:name="__RefHeading___Toc4061_4183935394"/></text:h>
          <text:list>
            <text:list-item>
              <text:p text:style-name="P78">Документация к программным кодам должна быть оформлена в виде комментариев. Допускается формирование дополнительных документов в формате Markdown. Приветствуется использование автоматических генераторов документации (doxygen, pydoc и прочие).</text:p>
            </text:list-item>
          </text:list>
        </text:list-item>
      </text:list>
      <text:p text:style-name="P30"/>
      <text:list xml:id="list191932017291507" text:continue-numbering="true" text:style-name="GOST_20_TR_20_main_20_body">
        <text:list-item>
          <text:h text:style-name="P40" text:outline-level="1"><text:bookmark-start text:name="__RefHeading___Toc4063_4183935394"/>Технико-экономические показатели.<text:bookmark-end text:name="__RefHeading___Toc4063_4183935394"/></text:h>
          <text:list>
            <text:list-item>
              <text:p text:style-name="P79">ПО должно обладать лучшими характеристиками <text:span text:style-name="T33">по сравнению с </text:span>отечественны<text:span text:style-name="T33">ми </text:span>и зарубежны<text:span text:style-name="T33">ми</text:span> <text:span text:style-name="T34">аналогами.</text:span></text:p>
            </text:list-item>
            <text:list-item>
              <text:p text:style-name="P80">Разработка данного ПО не подразумевает дополнительных расходов. Использование рабского труда не допускается.</text:p>
            </text:list-item>
          </text:list>
        </text:list-item>
      </text:list>
      <text:p text:style-name="P31"/>
      <text:list xml:id="list191931950939560" text:continue-numbering="true" text:style-name="GOST_20_TR_20_main_20_body">
        <text:list-item>
          <text:h text:style-name="P38" text:outline-level="1"><text:bookmark-start text:name="__RefHeading___Toc4065_4183935394"/>Стадии и этапы разработки.<text:bookmark-end text:name="__RefHeading___Toc4065_4183935394"/></text:h>
          <text:list>
            <text:list-item>
              <text:p text:style-name="P50"><text:span text:style-name="T4">Выполнение СЧ ОКР разделено на несколько этапов согласно таблице </text:span><text:span text:style-name="T4"><text:sequence-ref text:reference-format="value" text:ref-name="reftable_id1">2</text:sequence-ref></text:span><text:span text:style-name="T4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6"><text:span text:style-name="T35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3">№</text:p>
          </table:table-cell>
          <table:table-cell table:style-name="Таблица2.A1" office:value-type="string">
            <text:p text:style-name="P23">Наименования этапа</text:p>
          </table:table-cell>
          <table:table-cell table:style-name="Таблица2.C1" office:value-type="string">
            <text:p text:style-name="P23">Срок окончания</text:p>
          </table:table-cell>
        </table:table-row>
        <table:table-row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Разработка эскизного проекта</text:p>
          </table:table-cell>
          <table:table-cell table:style-name="Таблица2.C2" office:value-type="string">
            <text:p text:style-name="P23">Январь 2019</text:p>
          </table:table-cell>
        </table:table-row>
        <table:table-row>
          <table:table-cell table:style-name="Таблица2.A2" office:value-type="string">
            <text:p text:style-name="P23">2</text:p>
          </table:table-cell>
          <table:table-cell table:style-name="Таблица2.A2" office:value-type="string">
            <text:p text:style-name="P23">Разработка рабочего проекта</text:p>
          </table:table-cell>
          <table:table-cell table:style-name="Таблица2.C2" office:value-type="string">
            <text:p text:style-name="P23">Март 2019</text:p>
          </table:table-cell>
        </table:table-row>
        <table:table-row>
          <table:table-cell table:style-name="Таблица2.A2" office:value-type="string">
            <text:p text:style-name="P23">3</text:p>
          </table:table-cell>
          <table:table-cell table:style-name="Таблица2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Таблица2.C2" office:value-type="string">
            <text:p text:style-name="P23">Июнь 2019</text:p>
          </table:table-cell>
        </table:table-row>
      </table:table>
      <text:p text:style-name="P28"/>
      <text:p text:style-name="P28"/>
      <text:list xml:id="list191931937576971" text:continue-numbering="true" text:style-name="GOST_20_TR_20_main_20_body">
        <text:list-item>
          <text:h text:style-name="P38" text:outline-level="1"><text:bookmark-start text:name="__RefHeading___Toc4067_4183935394"/>Порядок контроля и приёмки.<text:bookmark-end text:name="__RefHeading___Toc4067_4183935394"/></text:h>
          <text:list>
            <text:list-item>
              <text:p text:style-name="P5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2">Должна быть оформлена пояснительная записка;</text:p>
                </text:list-item>
                <text:list-item>
                  <text:p text:style-name="P53"><text:span text:style-name="T7">Должна быть создана </text:span>презентаци<text:span text:style-name="T7">я</text:span> для устного доклада <text:span text:style-name="T36">комиссии.</text:span></text:p>
                </text:list-item>
                <text:list-item>
                  <text:p text:style-name="P54">В пояснительной записке должны быть отражены следующие <text:span text:style-name="T5">позиции</text:span>:</text:p>
                </text:list-item>
              </text:list>
            </text:list-item>
          </text:list>
        </text:list-item>
      </text:list>
      <text:list xml:id="list191931911253578" text:continue-list="list19193118696036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5">описание протоколов инф<text:span text:style-name="T43">о</text:span>рмационно-логического взаимодействия элементов системы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931838792720" text:continue-list="list191931937576971" text:style-name="GOST_20_TR_20_main_20_body">
        <text:list-item>
          <text:list>
            <text:list-item>
              <text:p text:style-name="P56">Для закрытия этапа рабочего проекта должны быть выполнены следующие требования:<text:span text:style-name="T44">.</text:span></text:p>
              <text:list>
                <text:list-item>
                  <text:p text:style-name="P57">Должна быть выпущена альфа версия программного обеспечения<text:span text:style-name="T9"> СЧ</text:span>.</text:p>
                </text:list-item>
                <text:list-item>
                  <text:p text:style-name="P57">Должны быть проведены <text:span text:style-name="T8">автономные </text:span>испытания <text:span text:style-name="T45">СЧ</text:span>.</text:p>
                </text:list-item>
              </text:list>
            </text:list-item>
            <text:list-item>
              <text:p text:style-name="P58">На финальный этап конкурса команда должна предоставить готовую к эксплуатации <text:span text:style-name="T46">СЧ в составе</text:span> систем<text:span text:style-name="T46">ы</text:span>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36" text:outline-level="1"><text:bookmark-start text:name="__RefHeading___Toc1024_1566413351"/>Ссылочные документы<text:span text:style-name="T37">.</text:span><text:bookmark-end text:name="__RefHeading___Toc1024_1566413351"/></text:h>
        </text:list-item>
      </text:list>
      <text:list xml:id="list191932266796015" text:continue-list="list191931911253578" text:style-name="GOST_20_TR_20_bullets">
        <text:list-item>
          <text:list>
            <text:list-item>
              <text:list>
                <text:list-item>
                  <text:p text:style-name="P81">ГОСТ Р 55996- 2014</text:p>
                </text:list-item>
                <text:list-item>
                  <text:p text:style-name="P82">Положения конкурса воздушно инженерная школа CanSat в России 2018-2019 от <text:span text:style-name="T10">7.11.2018.</text:span></text:p>
                </text:list-item>
              </text:list>
            </text:list-item>
          </text:list>
        </text:list-item>
      </text:list>
      <text:p text:style-name="P17"/>
      <text:list xml:id="list191931685182306" text:continue-list="list191931838792720" text:style-name="GOST_20_TR_20_main_20_body">
        <text:list-item>
          <text:h text:style-name="P39" text:outline-level="1"><text:bookmark-start text:name="__RefHeading___Toc1026_1566413351"/>Перечень сокращений<text:span text:style-name="T37">.</text:span><text:bookmark-end text:name="__RefHeading___Toc1026_1566413351"/></text:h>
        </text:list-item>
      </text:list>
      <text:list xml:id="list191933129636666" text:continue-list="list191932266796015" text:style-name="GOST_20_TR_20_bullets">
        <text:list-item>
          <text:list>
            <text:list-item>
              <text:list>
                <text:list-item>
                  <text:p text:style-name="P83">НИП - наземный измерительный пункт<text:span text:style-name="T13">;</text:span></text:p>
                </text:list-item>
                <text:list-item>
                  <text:p text:style-name="P84">ОКР - опытно конструкторская работа;</text:p>
                </text:list-item>
                <text:list-item>
                  <text:p text:style-name="P84">СЧ - <text:span text:style-name="T14">составная</text:span> часть<text:span text:style-name="T16">;</text:span></text:p>
                </text:list-item>
                <text:list-item>
                  <text:p text:style-name="P85">ПО - программное обеспечение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Со стороны исполнителей</text:p>
          </table:table-cell>
          <table:table-cell table:style-name="Table2.A1" office:value-type="string">
            <text:p text:style-name="P21">Со стороны заказчика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19:19:17.384302940</dc:date>
    <meta:editing-duration>PT17H15M7S</meta:editing-duration>
    <meta:editing-cycles>260</meta:editing-cycles>
    <meta:generator>LibreOffice/5.2.7.2$Linux_X86_64 LibreOffice_project/20m0$Build-2</meta:generator>
    <meta:printed-by>Василий  </meta:printed-by>
    <meta:print-date>2019-01-18T14:14:50.059648497</meta:print-date>
    <meta:document-statistic meta:table-count="4" meta:image-count="0" meta:object-count="0" meta:page-count="14" meta:paragraph-count="180" meta:word-count="1059" meta:character-count="9040" meta:non-whitespace-character-count="8108"/>
  </office:meta>
</office:document-meta>
</file>